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1F900000258FE87AF42495B0771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8" style:family="paragraph" style:parent-style-name="Standard">
      <style:text-properties fo:font-size="2pt" officeooo:paragraph-rsid="00243bb5" style:font-size-asian="1.75pt" style:font-size-complex="2pt"/>
    </style:style>
    <style:style style:name="P9" style:family="paragraph" style:parent-style-name="Standard">
      <style:text-properties style:use-window-font-color="true" fo:font-size="11pt" style:font-size-asian="11pt" style:font-size-complex="11pt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12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13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14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15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16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17" style:family="paragraph" style:parent-style-name="Addressee">
      <style:text-properties fo:font-weight="bold" officeooo:rsid="002b273b" officeooo:paragraph-rsid="002b273b" style:font-weight-asian="bold" style:font-weight-complex="bold"/>
    </style:style>
    <style:style style:name="P18" style:family="paragraph" style:parent-style-name="Standard" style:list-style-name="L1">
      <style:text-properties fo:color="#ff3333" fo:font-size="10pt" officeooo:rsid="003dcc4a" officeooo:paragraph-rsid="0029298c" style:font-size-asian="10pt" style:font-size-complex="10pt"/>
    </style:style>
    <style:style style:name="P19" style:family="paragraph" style:parent-style-name="Standard">
      <style:text-properties fo:color="#ff3333" fo:font-size="10pt" officeooo:rsid="003dcc4a" officeooo:paragraph-rsid="0029298c" style:font-size-asian="10pt" style:font-size-complex="10pt"/>
    </style:style>
    <style:style style:name="P20" style:family="paragraph" style:parent-style-name="Standard" style:list-style-name="L2">
      <style:text-properties officeooo:rsid="002b273b" officeooo:paragraph-rsid="002b273b"/>
    </style:style>
    <style:style style:name="P21" style:family="paragraph" style:parent-style-name="Standard" style:list-style-name="L5">
      <style:text-properties officeooo:rsid="002c9a88" officeooo:paragraph-rsid="002c9a88"/>
    </style:style>
    <style:style style:name="P22" style:family="paragraph" style:parent-style-name="Standard" style:list-style-name="L6">
      <style:text-properties officeooo:rsid="002d3837" officeooo:paragraph-rsid="002d3837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eeb5c" officeooo:paragraph-rsid="00286c20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eeb5c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" fo:font-size="11pt" fo:font-style="normal" fo:font-weight="normal" officeooo:rsid="006977a8" officeooo:paragraph-rsid="002eeb5c" style:font-size-asian="10.5pt" style:font-style-asian="normal" style:font-size-complex="9pt" style:font-style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eeb5c" style:font-size-asian="8pt" style:font-style-asian="normal" style:font-size-complex="8pt" style:font-style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officeooo:paragraph-rsid="002f9e16"/>
    </style:style>
    <style:style style:name="P28" style:family="paragraph" style:parent-style-name="Table_20_Contents">
      <style:paragraph-properties fo:text-align="end" style:justify-single-word="false"/>
      <style:text-properties officeooo:rsid="002b273b" officeooo:paragraph-rsid="002b273b"/>
    </style:style>
    <style:style style:name="P29" style:family="paragraph" style:parent-style-name="Table_20_Contents">
      <style:paragraph-properties fo:text-align="end" style:justify-single-word="false"/>
      <style:text-properties officeooo:rsid="002c9a88" officeooo:paragraph-rsid="002c9a88"/>
    </style:style>
    <style:style style:name="P30" style:family="paragraph" style:parent-style-name="Table_20_Contents">
      <style:text-properties officeooo:rsid="002c9a88" officeooo:paragraph-rsid="002c9a88"/>
    </style:style>
    <style:style style:name="P31" style:family="paragraph" style:parent-style-name="Table_20_Contents">
      <style:paragraph-properties fo:text-align="end" style:justify-single-word="false"/>
      <style:text-properties style:font-name="Open Sans" fo:font-size="10pt" officeooo:rsid="002c9a88" officeooo:paragraph-rsid="002c9a88" style:font-size-asian="10.5pt"/>
    </style:style>
    <style:style style:name="P32" style:family="paragraph" style:parent-style-name="Table_20_Contents" style:list-style-name="L7">
      <style:text-properties officeooo:rsid="002da1a9" officeooo:paragraph-rsid="002da1a9"/>
    </style:style>
    <style:style style:name="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3" style:family="text">
      <style:text-properties fo:color="#363636" style:font-name="Open Sans Condensed Light" fo:font-size="9pt" fo:font-weight="normal" officeooo:rsid="006977a8" style:font-size-asian="9pt" style:font-weight-asian="normal" style:font-size-complex="9pt" style:font-weight-complex="normal"/>
    </style:style>
    <style:style style:name="T4" style:family="text">
      <style:text-properties fo:color="#363636" style:font-name="Open Sans Condensed Light" fo:font-size="9pt" fo:font-style="normal" fo:font-weight="normal" officeooo:rsid="001b7e3f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color="#363636" style:font-name="Open Sans Condensed Light" fo:font-size="9pt" fo:font-style="normal" fo:font-weight="normal" officeooo:rsid="006977a8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officeooo:rsid="001b7e3f"/>
    </style:style>
    <style:style style:name="T7" style:family="text">
      <style:text-properties fo:font-size="6pt" fo:font-style="italic" style:font-size-asian="6pt" style:font-style-asian="italic" style:font-size-complex="6pt" style:font-style-complex="italic"/>
    </style:style>
    <style:style style:name="T8" style:family="text">
      <style:text-properties officeooo:rsid="002b273b"/>
    </style:style>
    <style:style style:name="T9" style:family="text">
      <style:text-properties officeooo:rsid="002c9a88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2b273b" style:font-weight-asian="bold" style:font-weight-complex="bold"/>
    </style:style>
    <style:style style:name="T12" style:family="text">
      <style:text-properties officeooo:rsid="006977a8"/>
    </style:style>
    <style:style style:name="T13" style:family="text">
      <style:text-properties officeooo:rsid="002f9e16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Procés verbal de livraison</text:title></text:p>
      <text:p text:style-name="P10">Fait à <text:span text:style-name="T8">Domfront en Poiraie</text:span>, le <text:user-defined style:data-style-name="N76" text:name="Date Livraison">31 décembre 2016</text:user-defined></text:p>
      <text:p text:style-name="P19"/>
      <text:p text:style-name="Standard"/>
      <text:p text:style-name="P12">Objet : <text:span text:style-name="T8">OCPizzApp</text:span> 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2125747800" text:style-name="L2">
              <text:list-item>
                <text:p text:style-name="P20">On peut retrouver le code source sur la plateforme Github</text:p>
              </text:list-item>
            </text:list>
          </table:table-cell>
          <table:table-cell table:style-name="Tableau1.A2" office:value-type="string">
            <text:p text:style-name="Table_20_Contents">https://....</text:p>
          </table:table-cell>
          <table:table-cell table:style-name="Tableau1.A2" office:value-type="string">
            <text:p text:style-name="P4"/>
            <text:p text:style-name="P28">1.0</text:p>
          </table:table-cell>
        </table:table-row>
        <table:table-row>
          <table:table-cell table:style-name="Tableau1.A2" office:value-type="string">
            <text:p text:style-name="Table_20_Contents"><text:span text:style-name="T11">Application en ligne</text:span><text:span text:style-name="T10">:</text:span></text:p>
          </table:table-cell>
          <table:table-cell table:style-name="Tableau1.A2" office:value-type="string">
            <text:p text:style-name="Table_20_Contents">https://<text:span text:style-name="T9">ocpizzapp.fr</text:span></text:p>
          </table:table-cell>
          <table:table-cell table:style-name="Tableau1.A2" office:value-type="string">
            <text:p text:style-name="P31">1.0</text:p>
          </table:table-cell>
        </table:table-row>
        <table:table-row>
          <table:table-cell table:style-name="Tableau1.A2" office:value-type="string">
            <text:p text:style-name="Table_20_Contents"><text:span text:style-name="T10">Documentation :</text:span></text:p>
          </table:table-cell>
          <table:table-cell table:style-name="Tableau1.A2" office:value-type="string">
            <text:p text:style-name="P30">Dossier de conception fonctionnel (1.1)</text:p>
            <text:p text:style-name="P30">Dossier de conception technique (1.0)</text:p>
            <text:p text:style-name="P30">Dossier d’exploitation (1.0)</text:p>
          </table:table-cell>
          <table:table-cell table:style-name="Tableau1.A2" office:value-type="string">
            <text:p text:style-name="P29"/>
          </table:table-cell>
        </table:table-row>
      </table:table>
      <text:p text:style-name="P9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810776026" text:style-name="L5">
              <text:list-item>
                <text:p text:style-name="P21">La livraison est effectuée dans les délais attendus. L’application est actuellement en phase de test.</text:p>
              </text:list-item>
            </text:list>
          </table:table-cell>
        </table:table-row>
      </table:table>
      <text:p text:style-name="P9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1972737630" text:style-name="L6">
              <text:list-item>
                <text:p text:style-name="P22">Aucun problème connus durant les tests en interne. Nous attendons que le client nous remonte des bugs/anomalies durant la phase de test sur le terrain.</text:p>
              </text:list-item>
            </text:list>
          </table:table-cell>
        </table:table-row>
      </table:table>
      <text:p text:style-name="P9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list xml:id="list3845775895" text:style-name="L7">
              <text:list-item>
                <text:p text:style-name="P32">Les actions a réalisé sont la bonne maintenance de la base de donnée et la remontée d’éventuel bugs à remonter durant la phase de production.</text:p>
              </text:list-item>
            </text:list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31/12/2016</text:user-defined></text:p>
      <text:p text:style-name="Table_20_Contents"/>
      <text:p text:style-name="P16">Date de la réception : ________________________</text:p>
      <text:p text:style-name="P5"/>
      <text:p text:style-name="P11">La réception est prononcée :</text:p>
      <text:p text:style-name="P15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14">Fait à <text:tab/><text:tab/><text:tab/>Pour <text:span text:style-name="T13">Oc Pizza</text:span></text:p>
      <text:p text:style-name="P13">Le <text:tab/><text:tab/><text:tab/><text:span text:style-name="T7">(Faire précéder du nom et prénom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officeooo:rsid="002b273b" officeooo:paragraph-rsid="002b273b" style:font-weight-asian="bold" style:font-weight-complex="bold"/>
    </style:style>
    <style:style style:name="MP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officeooo:paragraph-rsid="002f9e16"/>
    </style:style>
    <style:style style:name="MP5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eeb5c" officeooo:paragraph-rsid="00286c20" style:font-size-asian="10pt" style:font-style-asian="normal" style:font-size-complex="10pt" style:font-style-complex="normal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eeb5c" style:font-size-asian="8pt" style:font-style-asian="normal" style:font-size-complex="8pt" style:font-style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" fo:font-size="11pt" fo:font-style="normal" fo:font-weight="normal" officeooo:rsid="006977a8" officeooo:paragraph-rsid="002eeb5c" style:font-size-asian="10.5pt" style:font-style-asian="normal" style:font-size-complex="9pt" style:font-style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eeb5c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fo:color="#363636" style:font-name="Open Sans Condensed Light" fo:font-size="9pt" fo:font-style="normal" fo:font-weight="normal" officeooo:rsid="001b7e3f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fo:color="#363636" style:font-name="Open Sans Condensed Light" fo:font-size="9pt" fo:font-style="normal" fo:font-weight="normal" officeooo:rsid="006977a8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officeooo:rsid="002b273b"/>
    </style:style>
    <style:style style:name="MT4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5" style:family="text">
      <style:text-properties fo:color="#363636" style:font-name="Open Sans Condensed Light" fo:font-size="9pt" fo:font-weight="normal" officeooo:rsid="006977a8" style:font-size-asian="9pt" style:font-weight-asian="normal" style:font-size-complex="9pt" style:font-weight-complex="normal"/>
    </style:style>
    <style:style style:name="MT6" style:family="text">
      <style:text-properties officeooo:rsid="006977a8"/>
    </style:style>
    <style:style style:name="MT7" style:family="text">
      <style:text-properties officeooo:rsid="001b7e3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x="16.605cm" svg:y="0.046cm" svg:width="1.413cm" svg:height="1.679cm" draw:z-index="2"><draw:image xlink:href="Pictures/10000201000001F900000258FE87AF42495B0771.png" xlink:type="simple" xlink:show="embed" xlink:actuate="onLoad" loext:mime-type="image/png"/></draw:frame>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OC Pizza</text:p>
              <text:p text:style-name="MP4"><text:span text:style-name="MT1">1</text:span><text:span text:style-name="MT2">7 rue du Pépère Ronnie</text:span></text:p>
              <text:p text:style-name="MP4"><text:span text:style-name="MT2">61700 Domfront en Poiraie</text:span></text:p>
            </table:table-cell>
            <table:table-cell table:style-name="Tableau3.A2" office:value-type="string">
              <text:p text:style-name="MP3">OCPizzApp</text:p>
              <text:p text:style-name="Addressee">Ref. Interne : <text:span text:style-name="MT3">10002020</text:span></text:p>
              <text:p text:style-name="Addressee">Ref. Client : <text:span text:style-name="MT3">1001182</text:span></text:p>
            </table:table-cell>
          </table:table-row>
        </table:table>
        <text:p text:style-name="Standard"/>
      </style:header>
      <style:footer>
        <text:p text:style-name="MP5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6">OC Pizza</text:p>
            </table:table-cell>
            <table:table-cell table:style-name="Tableau6.A1" office:value-type="string">
              <text:p text:style-name="MP7"><text:span text:style-name="MT4">1</text:span><text:span text:style-name="MT5">7 rue du Pépère Ronnie 61700 Domfront en Poiraie</text:span><text:span text:style-name="MT4"> – 0</text:span><text:span text:style-name="MT5">233383456</text:span><text:span text:style-name="MT4"> – </text:span><text:span text:style-name="MT5">ocpizza@miam.fr</text:span></text:p>
            </table:table-cell>
          </table:table-row>
          <table:table-row table:style-name="Tableau6.2">
            <table:table-cell table:style-name="Tableau6.A1" office:value-type="string">
              <text:p text:style-name="MP8">Www.ocpizza.fr</text:p>
            </table:table-cell>
            <table:table-cell table:style-name="Tableau6.A1" office:value-type="string">
              <text:p text:style-name="MP9">S.A.R.L. au capital de 10<text:span text:style-name="MT6">0 0</text:span>00,00 € enregistrée au RCS de <text:span text:style-name="MT6">Caen – </text:span>SIREN <text:span text:style-name="MT7">123 123 123 – </text:span>Code APE : 6202A</text:p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4-04-01T09:11:42</meta:creation-date>
    <meta:editing-duration>PT4H21M35S</meta:editing-duration>
    <meta:editing-cycles>60</meta:editing-cycles>
    <meta:generator>LibreOffice/6.3.0.4$MacOSX_X86_64 LibreOffice_project/057fc023c990d676a43019934386b85b21a9ee99</meta:generator>
    <meta:initial-creator>Loïc GUIBERT</meta:initial-creator>
    <dc:date>2020-02-18T10:01:28.688224697</dc:date>
    <dc:subject>Livraison finale</dc:subject>
    <dc:title>Procés verbal de livraison</dc:title>
    <meta:document-statistic meta:table-count="6" meta:image-count="1" meta:object-count="0" meta:page-count="2" meta:paragraph-count="43" meta:word-count="241" meta:character-count="1437" meta:non-whitespace-character-count="1230"/>
    <meta:user-defined meta:name="Client">{{Client}}</meta:user-defined>
    <meta:user-defined meta:name="Date Livraison" meta:value-type="date">2016-12-31</meta:user-defined>
    <meta:user-defined meta:name="PV - Lieu">{{PV_Lieu}}</meta:user-defined>
    <meta:user-defined meta:name="Projet - Libellé">{{Projet}}</meta:user-defined>
    <meta:user-defined meta:name="Projet - Ref Ext." meta:value-type="string">{{RefExterne}}</meta:user-defined>
    <meta:user-defined meta:name="Projet - Ref Int." meta:value-type="string">{{RefInterne}}</meta:user-defined>
    <meta:template xlink:type="simple" xlink:actuate="onRequest" xlink:title="openrun-pv-livraison" xlink:href="../../../../../../../gestion/modeles/openrun-pv-livraison.ott" meta:date="2014-04-01T09:11:41"/>
  </office:meta>
</office:document-meta>
</file>